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15.999cm" svg:height="8.999cm" svg:x="4.617cm" svg:y="5.657cm">
            <draw:object draw:notify-on-update-of-ranges="Φύλλο1.A16:Φύλλο1.A16 Φύλλο1.A17:Φύλλο1.A26 Φύλλο1.B16:Φύλλο1.B16 Φύλλο1.B17:Φύλλο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EN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LOG(ERROR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0000243" calcext:value-type="float">
            <text:p>2,43E-05</text:p>
          </table:table-cell>
          <table:table-cell table:formula="of:=LOG([.B2])" office:value-type="float" office:value="-4.61439372640169" calcext:value-type="float">
            <text:p>-4,614393726401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21" calcext:value-type="float">
            <text:p>2,10E-05</text:p>
          </table:table-cell>
          <table:table-cell table:formula="of:=LOG([.B3])" office:value-type="float" office:value="-4.67778070526608" calcext:value-type="float">
            <text:p>-4,677780705266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float" office:value="0.00000268" calcext:value-type="float">
            <text:p>2,68E-06</text:p>
          </table:table-cell>
          <table:table-cell table:formula="of:=LOG([.B4])" office:value-type="float" office:value="-5.57186520597121" calcext:value-type="float">
            <text:p>-5,571865205971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0.0000000578" calcext:value-type="float">
            <text:p>5,78E-08</text:p>
          </table:table-cell>
          <table:table-cell table:formula="of:=LOG([.B5])" office:value-type="float" office:value="-7.23807216157947" calcext:value-type="float">
            <text:p>-7,238072161579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 office:value-type="float" office:value="0.0000000528" calcext:value-type="float">
            <text:p>5,28E-08</text:p>
          </table:table-cell>
          <table:table-cell table:formula="of:=LOG([.B6])" office:value-type="float" office:value="-7.27736607746619" calcext:value-type="float">
            <text:p>-7,277366077466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float" office:value="0.0000000335" calcext:value-type="float">
            <text:p>3,35E-08</text:p>
          </table:table-cell>
          <table:table-cell table:formula="of:=LOG([.B7])" office:value-type="float" office:value="-7.47495519296315" calcext:value-type="float">
            <text:p>-7,4749551929631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" office:value-type="float" office:value="0.0000000246" calcext:value-type="float">
            <text:p>2,46E-08</text:p>
          </table:table-cell>
          <table:table-cell table:formula="of:=LOG([.B8])" office:value-type="float" office:value="-7.60906489289662" calcext:value-type="float">
            <text:p>-7,609064892896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float" office:value="0.0000000226" calcext:value-type="float">
            <text:p>2,26E-08</text:p>
          </table:table-cell>
          <table:table-cell table:formula="of:=LOG([.B9])" office:value-type="float" office:value="-7.6458915608526" calcext:value-type="float">
            <text:p>-7,645891560852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1" office:value-type="float" office:value="0.0000000226" calcext:value-type="float">
            <text:p>2,26E-08</text:p>
          </table:table-cell>
          <table:table-cell table:formula="of:=LOG([.B10])" office:value-type="float" office:value="-7.6458915608526" calcext:value-type="float">
            <text:p>-7,64589156085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000000021" calcext:value-type="float">
            <text:p>2,10E-08</text:p>
          </table:table-cell>
          <table:table-cell table:formula="of:=LOG([.B11])" office:value-type="float" office:value="-7.67778070526608" calcext:value-type="float">
            <text:p>-7,67778070526608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GENS</text:p>
          </table:table-cell>
          <table:table-cell office:value-type="string" calcext:value-type="string">
            <text:p>LOG(ERROR)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.61439372640169" calcext:value-type="float">
            <text:p>-4,6143937264016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4.67778070526608" calcext:value-type="float">
            <text:p>-4,6777807052660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5.57186520597121" calcext:value-type="float">
            <text:p>-5,5718652059712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7.23807216157947" calcext:value-type="float">
            <text:p>-7,2380721615794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7.27736607746619" calcext:value-type="float">
            <text:p>-7,2773660774661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7.47495519296315" calcext:value-type="float">
            <text:p>-7,47495519296315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7.60906489289662" calcext:value-type="float">
            <text:p>-7,6090648928966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7.6458915608526" calcext:value-type="float">
            <text:p>-7,6458915608526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7.6458915608526" calcext:value-type="float">
            <text:p>-7,6458915608526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7.67778070526608" calcext:value-type="float">
            <text:p>-7,677780705266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4:03:39.781759080</meta:creation-date>
    <dc:date>2024-01-10T19:37:32.611906218</dc:date>
    <meta:editing-duration>PT5H33M47S</meta:editing-duration>
    <meta:editing-cycles>10</meta:editing-cycles>
    <meta:generator>LibreOffice/7.6.4.1$Linux_X86_64 LibreOffice_project/60$Build-1</meta:generator>
    <meta:document-statistic meta:table-count="1" meta:cell-count="5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35cm" svg:y="0.316cm" chart:style-name="ch2">
          <text:p>LOG(ERROR)</text:p>
        </chart:title>
        <chart:legend chart:legend-position="end" svg:x="12.391cm" svg:y="4.198cm" style:legend-expansion="high" chart:style-name="ch3"/>
        <chart:plot-area chart:style-name="ch4" table:cell-range-address="Φύλλο1.A16:Φύλλο1.B26" chart:data-source-has-labels="row" svg:x="1.321cm" svg:y="1.301cm" svg:width="10.75cm" svg:height="6.548cm">
          <chart:coordinate-region svg:x="1.89cm" svg:y="1.503cm" svg:width="9.893cm" svg:height="6.144cm"/>
          <chart:axis chart:dimension="x" chart:name="primary-x" chart:style-name="ch5">
            <chart:title svg:x="5.475cm" svg:y="8.029cm" chart:style-name="ch6">
              <text:p>GENERATIONS</text:p>
            </chart:title>
          </chart:axis>
          <chart:axis chart:dimension="y" chart:name="primary-y" chart:style-name="ch7">
            <chart:title svg:x="0.451cm" svg:y="5.659cm" chart:style-name="ch8">
              <text:p>LOG(ERROR)</text:p>
            </chart:title>
            <chart:grid chart:style-name="ch9" chart:class="major"/>
          </chart:axis>
          <chart:series chart:style-name="ch10" chart:values-cell-range-address="Φύλλο1.B17:Φύλλο1.B26" chart:label-cell-address="Φύλλο1.B16:Φύλλο1.B16" chart:class="chart:scatter">
            <chart:domain table:cell-range-address="Φύλλο1.A17:Φύλλο1.A26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A</text:p>
              </table:table-cell>
              <table:table-cell office:value-type="string">
                <text:p>LOG(ERROR)</text:p>
                <draw:g>
                  <svg:desc>Φύλλο1.B16:Φύλλο1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Φύλλο1.A17:Φύλλο1.A26</svg:desc>
                </draw:g>
              </table:table-cell>
              <table:table-cell office:value-type="float" office:value="-4.61439372640169">
                <text:p>-4.61439372640169</text:p>
                <draw:g>
                  <svg:desc>Φύλλο1.B17:Φύλλο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4.67778070526608">
                <text:p>-4.67778070526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-5.57186520597121">
                <text:p>-5.57186520597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-7.23807216157947">
                <text:p>-7.23807216157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-7.27736607746619">
                <text:p>-7.27736607746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-7.47495519296315">
                <text:p>-7.47495519296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-7.60906489289662">
                <text:p>-7.60906489289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-7.6458915608526">
                <text:p>-7.6458915608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-7.6458915608526">
                <text:p>-7.6458915608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-7.67778070526608">
                <text:p>-7.677780705266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